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75pt"/>
    </style:style>
    <style:style style:name="co2" style:family="table-column">
      <style:table-column-properties fo:break-before="auto" style:column-width="111.54pt"/>
    </style:style>
    <style:style style:name="co3" style:family="table-column">
      <style:table-column-properties fo:break-before="auto" style:column-width="67.15pt"/>
    </style:style>
    <style:style style:name="co4" style:family="table-column">
      <style:table-column-properties fo:break-before="auto" style:column-width="201.8pt"/>
    </style:style>
    <style:style style:name="co5" style:family="table-column">
      <style:table-column-properties fo:break-before="auto" style:column-width="26.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2"/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Коефициенти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1" table:default-cell-style-name="Default"/>
        <table:table-column table:style-name="co5" table:number-columns-repeated="987" table:default-cell-style-name="Default"/>
        <table:table-row table:style-name="ro1">
          <table:table-cell office:value-type="string" calcext:value-type="string">
            <text:p>Lucky Six при сфера с 90 топки от която се теглят 35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рябва да бъдат познати поне 6 топки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Играчът избира първоначално от 6 до 10 числ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ефициентът за печалба се определя от номера под който е позната шеста топка в талон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рой цветове с 6 или повече топки от един цвят: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Вероятност</text:p>
          </table:table-cell>
          <table:table-cell office:value-type="float" office:value="0.388282426" calcext:value-type="float">
            <text:p>0.388282426</text:p>
          </table:table-cell>
          <table:table-cell office:value-type="float" office:value="0.46955682" calcext:value-type="float">
            <text:p>0.46955682</text:p>
          </table:table-cell>
          <table:table-cell office:value-type="float" office:value="0.132476999" calcext:value-type="float">
            <text:p>0.132476999</text:p>
          </table:table-cell>
          <table:table-cell office:value-type="float" office:value="0.00954989" calcext:value-type="float">
            <text:p>0.00954989</text:p>
          </table:table-cell>
          <table:table-cell office:value-type="float" office:value="0.000133716" calcext:value-type="float">
            <text:p>0.000133716</text:p>
          </table:table-cell>
          <table:table-cell office:value-type="float" office:value="0.000000149" calcext:value-type="float">
            <text:p>0.00000014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RTP%</text:p>
          </table:table-cell>
          <table:table-cell table:style-name="ce3" table:formula="of:= 100 * [.G10] * [.G11]" office:value-type="float" office:value="0" calcext:value-type="float">
            <text:p>0.00</text:p>
          </table:table-cell>
          <table:table-cell table:style-name="ce3" table:formula="of:= 100 * [.H10] * [.H11]" office:value-type="float" office:value="93.911364" calcext:value-type="float">
            <text:p>93.91</text:p>
          </table:table-cell>
          <table:table-cell table:style-name="ce3" table:formula="of:= 100 * [.I10] * [.I11]" office:value-type="float" office:value="92.7338993" calcext:value-type="float">
            <text:p>92.73</text:p>
          </table:table-cell>
          <table:table-cell table:style-name="ce3" table:formula="of:= 100 * SUM([.J10:.Q10]) * [.J11]" office:value-type="float" office:value="91.9956725" calcext:value-type="float">
            <text:p>92.00</text:p>
          </table:table-cell>
          <table:table-cell table:style-name="ce3" table:number-columns-repeated="7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Брой топки за познаване</text:p>
          </table:table-cell>
          <table:table-cell table:style-name="ce1" office:value-type="string" calcext:value-type="string">
            <text:p>Общ залог</text:p>
          </table:table-cell>
          <table:table-cell table:style-name="ce1" office:value-type="string" calcext:value-type="string">
            <text:p>Комбинации</text:p>
          </table:table-cell>
          <table:table-cell table:style-name="ce1" office:value-type="string" calcext:value-type="string">
            <text:p>Залог на комбинация</text:p>
          </table:table-cell>
          <table:table-cell/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6</text:p>
          </table:table-cell>
          <table:table-cell table:style-name="ce3" table:formula="of:=[.C15]*[.D15]" office:value-type="float" office:value="25" calcext:value-type="float">
            <text:p>25.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Вероятност</text:p>
          </table:table-cell>
          <table:table-cell office:value-type="float" office:value="0.997393565" calcext:value-type="float">
            <text:p>0.997393565</text:p>
          </table:table-cell>
          <table:table-cell office:value-type="float" office:value="0.000000001" calcext:value-type="float">
            <text:p>0.000000001</text:p>
          </table:table-cell>
          <table:table-cell office:value-type="float" office:value="0.000000012" calcext:value-type="float">
            <text:p>0.000000012</text:p>
          </table:table-cell>
          <table:table-cell office:value-type="float" office:value="0.000000053" calcext:value-type="float">
            <text:p>0.000000053</text:p>
          </table:table-cell>
          <table:table-cell office:value-type="float" office:value="0.000000091" calcext:value-type="float">
            <text:p>0.000000091</text:p>
          </table:table-cell>
          <table:table-cell office:value-type="float" office:value="0.000000192" calcext:value-type="float">
            <text:p>0.000000192</text:p>
          </table:table-cell>
          <table:table-cell office:value-type="float" office:value="0.000000397" calcext:value-type="float">
            <text:p>0.000000397</text:p>
          </table:table-cell>
          <table:table-cell office:value-type="float" office:value="0.000000838" calcext:value-type="float">
            <text:p>0.000000838</text:p>
          </table:table-cell>
          <table:table-cell office:value-type="float" office:value="0.000001281" calcext:value-type="float">
            <text:p>0.000001281</text:p>
          </table:table-cell>
          <table:table-cell office:value-type="float" office:value="0.00000215" calcext:value-type="float">
            <text:p>0.00000215</text:p>
          </table:table-cell>
          <table:table-cell office:value-type="float" office:value="0.000003185" calcext:value-type="float">
            <text:p>0.000003185</text:p>
          </table:table-cell>
          <table:table-cell office:value-type="float" office:value="0.000004829" calcext:value-type="float">
            <text:p>0.000004829</text:p>
          </table:table-cell>
          <table:table-cell office:value-type="float" office:value="0.000006943" calcext:value-type="float">
            <text:p>0.000006943</text:p>
          </table:table-cell>
          <table:table-cell office:value-type="float" office:value="0.000009933" calcext:value-type="float">
            <text:p>0.000009933</text:p>
          </table:table-cell>
          <table:table-cell office:value-type="float" office:value="0.000013792" calcext:value-type="float">
            <text:p>0.000013792</text:p>
          </table:table-cell>
          <table:table-cell office:value-type="float" office:value="0.000018741" calcext:value-type="float">
            <text:p>0.000018741</text:p>
          </table:table-cell>
          <table:table-cell office:value-type="float" office:value="0.000025037" calcext:value-type="float">
            <text:p>0.000025037</text:p>
          </table:table-cell>
          <table:table-cell office:value-type="float" office:value="0.000033151" calcext:value-type="float">
            <text:p>0.000033151</text:p>
          </table:table-cell>
          <table:table-cell office:value-type="float" office:value="0.000042148" calcext:value-type="float">
            <text:p>0.000042148</text:p>
          </table:table-cell>
          <table:table-cell office:value-type="float" office:value="0.000053904" calcext:value-type="float">
            <text:p>0.000053904</text:p>
          </table:table-cell>
          <table:table-cell office:value-type="float" office:value="0.00006822" calcext:value-type="float">
            <text:p>0.00006822</text:p>
          </table:table-cell>
          <table:table-cell office:value-type="float" office:value="0.00008478" calcext:value-type="float">
            <text:p>0.00008478</text:p>
          </table:table-cell>
          <table:table-cell office:value-type="float" office:value="0.000105193" calcext:value-type="float">
            <text:p>0.000105193</text:p>
          </table:table-cell>
          <table:table-cell office:value-type="float" office:value="0.000129636" calcext:value-type="float">
            <text:p>0.000129636</text:p>
          </table:table-cell>
          <table:table-cell office:value-type="float" office:value="0.000157828" calcext:value-type="float">
            <text:p>0.000157828</text:p>
          </table:table-cell>
          <table:table-cell office:value-type="float" office:value="0.000191153" calcext:value-type="float">
            <text:p>0.000191153</text:p>
          </table:table-cell>
          <table:table-cell office:value-type="float" office:value="0.000228689" calcext:value-type="float">
            <text:p>0.000228689</text:p>
          </table:table-cell>
          <table:table-cell office:value-type="float" office:value="0.000272946" calcext:value-type="float">
            <text:p>0.000272946</text:p>
          </table:table-cell>
          <table:table-cell office:value-type="float" office:value="0.000324266" calcext:value-type="float">
            <text:p>0.000324266</text:p>
          </table:table-cell>
          <table:table-cell office:value-type="float" office:value="0.000381141" calcext:value-type="float">
            <text:p>0.000381141</text:p>
          </table:table-cell>
          <table:table-cell office:value-type="float" office:value="0.000445905" calcext:value-type="float">
            <text:p>0.000445905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7</text:p>
          </table:table-cell>
          <table:table-cell table:style-name="ce3" table:formula="of:=[.C16]*[.D16]" office:value-type="float" office:value="22.05" calcext:value-type="float">
            <text:p>22.05</text:p>
          </table:table-cell>
          <table:table-cell office:value-type="float" office:value="7" calcext:value-type="float">
            <text:p>7</text:p>
          </table:table-cell>
          <table:table-cell office:value-type="float" office:value="3.15" calcext:value-type="float">
            <text:p>3.15</text:p>
          </table:table-cell>
          <table:table-cell/>
          <table:table-cell office:value-type="string" calcext:value-type="string">
            <text:p>Вероятност</text:p>
          </table:table-cell>
          <table:table-cell office:value-type="float" office:value="0.987154912" calcext:value-type="float">
            <text:p>0.987154912</text:p>
          </table:table-cell>
          <table:table-cell office:value-type="float" office:value="0.000000011" calcext:value-type="float">
            <text:p>0.000000011</text:p>
          </table:table-cell>
          <table:table-cell office:value-type="float" office:value="0.00000007" calcext:value-type="float">
            <text:p>0.00000007</text:p>
          </table:table-cell>
          <table:table-cell office:value-type="float" office:value="0.00000024" calcext:value-type="float">
            <text:p>0.00000024</text:p>
          </table:table-cell>
          <table:table-cell office:value-type="float" office:value="0.000000601" calcext:value-type="float">
            <text:p>0.000000601</text:p>
          </table:table-cell>
          <table:table-cell office:value-type="float" office:value="0.000001284" calcext:value-type="float">
            <text:p>0.000001284</text:p>
          </table:table-cell>
          <table:table-cell office:value-type="float" office:value="0.000002658" calcext:value-type="float">
            <text:p>0.000002658</text:p>
          </table:table-cell>
          <table:table-cell office:value-type="float" office:value="0.000004923" calcext:value-type="float">
            <text:p>0.000004923</text:p>
          </table:table-cell>
          <table:table-cell office:value-type="float" office:value="0.000008311" calcext:value-type="float">
            <text:p>0.000008311</text:p>
          </table:table-cell>
          <table:table-cell office:value-type="float" office:value="0.000013073" calcext:value-type="float">
            <text:p>0.000013073</text:p>
          </table:table-cell>
          <table:table-cell office:value-type="float" office:value="0.000020062" calcext:value-type="float">
            <text:p>0.000020062</text:p>
          </table:table-cell>
          <table:table-cell office:value-type="float" office:value="0.000029728" calcext:value-type="float">
            <text:p>0.000029728</text:p>
          </table:table-cell>
          <table:table-cell office:value-type="float" office:value="0.000042997" calcext:value-type="float">
            <text:p>0.000042997</text:p>
          </table:table-cell>
          <table:table-cell office:value-type="float" office:value="0.000059758" calcext:value-type="float">
            <text:p>0.000059758</text:p>
          </table:table-cell>
          <table:table-cell office:value-type="float" office:value="0.0000816" calcext:value-type="float">
            <text:p>0.0000816</text:p>
          </table:table-cell>
          <table:table-cell office:value-type="float" office:value="0.000108702" calcext:value-type="float">
            <text:p>0.000108702</text:p>
          </table:table-cell>
          <table:table-cell office:value-type="float" office:value="0.00014287" calcext:value-type="float">
            <text:p>0.00014287</text:p>
          </table:table-cell>
          <table:table-cell office:value-type="float" office:value="0.000184895" calcext:value-type="float">
            <text:p>0.000184895</text:p>
          </table:table-cell>
          <table:table-cell office:value-type="float" office:value="0.000236615" calcext:value-type="float">
            <text:p>0.000236615</text:p>
          </table:table-cell>
          <table:table-cell office:value-type="float" office:value="0.000297621" calcext:value-type="float">
            <text:p>0.000297621</text:p>
          </table:table-cell>
          <table:table-cell office:value-type="float" office:value="0.000369771" calcext:value-type="float">
            <text:p>0.000369771</text:p>
          </table:table-cell>
          <table:table-cell office:value-type="float" office:value="0.000455235" calcext:value-type="float">
            <text:p>0.000455235</text:p>
          </table:table-cell>
          <table:table-cell office:value-type="float" office:value="0.000553621" calcext:value-type="float">
            <text:p>0.000553621</text:p>
          </table:table-cell>
          <table:table-cell office:value-type="float" office:value="0.000669589" calcext:value-type="float">
            <text:p>0.000669589</text:p>
          </table:table-cell>
          <table:table-cell office:value-type="float" office:value="0.000802031" calcext:value-type="float">
            <text:p>0.000802031</text:p>
          </table:table-cell>
          <table:table-cell office:value-type="float" office:value="0.000953319" calcext:value-type="float">
            <text:p>0.000953319</text:p>
          </table:table-cell>
          <table:table-cell office:value-type="float" office:value="0.001125344" calcext:value-type="float">
            <text:p>0.001125344</text:p>
          </table:table-cell>
          <table:table-cell office:value-type="float" office:value="0.001320334" calcext:value-type="float">
            <text:p>0.001320334</text:p>
          </table:table-cell>
          <table:table-cell office:value-type="float" office:value="0.001535778" calcext:value-type="float">
            <text:p>0.001535778</text:p>
          </table:table-cell>
          <table:table-cell office:value-type="float" office:value="0.001777547" calcext:value-type="float">
            <text:p>0.001777547</text:p>
          </table:table-cell>
          <table:table-cell office:value-type="float" office:value="0.0020465" calcext:value-type="float">
            <text:p>0.0020465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8</text:p>
          </table:table-cell>
          <table:table-cell table:style-name="ce3" table:formula="of:=[.C17]*[.D17]" office:value-type="float" office:value="32.2" calcext:value-type="float">
            <text:p>32.20</text:p>
          </table:table-cell>
          <table:table-cell office:value-type="float" office:value="28" calcext:value-type="float">
            <text:p>28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string" calcext:value-type="string">
            <text:p>Вероятност</text:p>
          </table:table-cell>
          <table:table-cell office:value-type="float" office:value="0.963820934" calcext:value-type="float">
            <text:p>0.963820934</text:p>
          </table:table-cell>
          <table:table-cell office:value-type="float" office:value="0.000000034" calcext:value-type="float">
            <text:p>0.000000034</text:p>
          </table:table-cell>
          <table:table-cell office:value-type="float" office:value="0.000000267" calcext:value-type="float">
            <text:p>0.000000267</text:p>
          </table:table-cell>
          <table:table-cell office:value-type="float" office:value="0.000000942" calcext:value-type="float">
            <text:p>0.000000942</text:p>
          </table:table-cell>
          <table:table-cell office:value-type="float" office:value="0.000002377" calcext:value-type="float">
            <text:p>0.000002377</text:p>
          </table:table-cell>
          <table:table-cell office:value-type="float" office:value="0.000005125" calcext:value-type="float">
            <text:p>0.000005125</text:p>
          </table:table-cell>
          <table:table-cell office:value-type="float" office:value="0.000010037" calcext:value-type="float">
            <text:p>0.000010037</text:p>
          </table:table-cell>
          <table:table-cell office:value-type="float" office:value="0.000017894" calcext:value-type="float">
            <text:p>0.000017894</text:p>
          </table:table-cell>
          <table:table-cell office:value-type="float" office:value="0.000029915" calcext:value-type="float">
            <text:p>0.000029915</text:p>
          </table:table-cell>
          <table:table-cell office:value-type="float" office:value="0.00004728" calcext:value-type="float">
            <text:p>0.00004728</text:p>
          </table:table-cell>
          <table:table-cell office:value-type="float" office:value="0.000071485" calcext:value-type="float">
            <text:p>0.000071485</text:p>
          </table:table-cell>
          <table:table-cell office:value-type="float" office:value="0.00010483" calcext:value-type="float">
            <text:p>0.00010483</text:p>
          </table:table-cell>
          <table:table-cell office:value-type="float" office:value="0.000147491" calcext:value-type="float">
            <text:p>0.000147491</text:p>
          </table:table-cell>
          <table:table-cell office:value-type="float" office:value="0.000204417" calcext:value-type="float">
            <text:p>0.000204417</text:p>
          </table:table-cell>
          <table:table-cell office:value-type="float" office:value="0.000274748" calcext:value-type="float">
            <text:p>0.000274748</text:p>
          </table:table-cell>
          <table:table-cell office:value-type="float" office:value="0.00036229" calcext:value-type="float">
            <text:p>0.00036229</text:p>
          </table:table-cell>
          <table:table-cell office:value-type="float" office:value="0.000469213" calcext:value-type="float">
            <text:p>0.000469213</text:p>
          </table:table-cell>
          <table:table-cell office:value-type="float" office:value="0.000598831" calcext:value-type="float">
            <text:p>0.000598831</text:p>
          </table:table-cell>
          <table:table-cell office:value-type="float" office:value="0.00075056" calcext:value-type="float">
            <text:p>0.00075056</text:p>
          </table:table-cell>
          <table:table-cell office:value-type="float" office:value="0.000930619" calcext:value-type="float">
            <text:p>0.000930619</text:p>
          </table:table-cell>
          <table:table-cell office:value-type="float" office:value="0.001140122" calcext:value-type="float">
            <text:p>0.001140122</text:p>
          </table:table-cell>
          <table:table-cell office:value-type="float" office:value="0.001384639" calcext:value-type="float">
            <text:p>0.001384639</text:p>
          </table:table-cell>
          <table:table-cell office:value-type="float" office:value="0.001656016" calcext:value-type="float">
            <text:p>0.001656016</text:p>
          </table:table-cell>
          <table:table-cell office:value-type="float" office:value="0.001969334" calcext:value-type="float">
            <text:p>0.001969334</text:p>
          </table:table-cell>
          <table:table-cell office:value-type="float" office:value="0.002322011" calcext:value-type="float">
            <text:p>0.002322011</text:p>
          </table:table-cell>
          <table:table-cell office:value-type="float" office:value="0.002712428" calcext:value-type="float">
            <text:p>0.002712428</text:p>
          </table:table-cell>
          <table:table-cell office:value-type="float" office:value="0.003146274" calcext:value-type="float">
            <text:p>0.003146274</text:p>
          </table:table-cell>
          <table:table-cell office:value-type="float" office:value="0.003623205" calcext:value-type="float">
            <text:p>0.003623205</text:p>
          </table:table-cell>
          <table:table-cell office:value-type="float" office:value="0.004148356" calcext:value-type="float">
            <text:p>0.004148356</text:p>
          </table:table-cell>
          <table:table-cell office:value-type="float" office:value="0.00471479" calcext:value-type="float">
            <text:p>0.00471479</text:p>
          </table:table-cell>
          <table:table-cell office:value-type="float" office:value="0.005333536" calcext:value-type="float">
            <text:p>0.005333536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9</text:p>
          </table:table-cell>
          <table:table-cell table:style-name="ce3" table:formula="of:=[.C18]*[.D18]" office:value-type="float" office:value="37.8" calcext:value-type="float">
            <text:p>37.80</text:p>
          </table:table-cell>
          <table:table-cell office:value-type="float" office:value="84" calcext:value-type="float">
            <text:p>84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string" calcext:value-type="string">
            <text:p>Вероятност</text:p>
          </table:table-cell>
          <table:table-cell office:value-type="float" office:value="0.92363057" calcext:value-type="float">
            <text:p>0.92363057</text:p>
          </table:table-cell>
          <table:table-cell office:value-type="float" office:value="0.000000149" calcext:value-type="float">
            <text:p>0.000000149</text:p>
          </table:table-cell>
          <table:table-cell office:value-type="float" office:value="0.000000783" calcext:value-type="float">
            <text:p>0.000000783</text:p>
          </table:table-cell>
          <table:table-cell office:value-type="float" office:value="0.000002713" calcext:value-type="float">
            <text:p>0.000002713</text:p>
          </table:table-cell>
          <table:table-cell office:value-type="float" office:value="0.000006578" calcext:value-type="float">
            <text:p>0.000006578</text:p>
          </table:table-cell>
          <table:table-cell office:value-type="float" office:value="0.000014696" calcext:value-type="float">
            <text:p>0.000014696</text:p>
          </table:table-cell>
          <table:table-cell office:value-type="float" office:value="0.000027966" calcext:value-type="float">
            <text:p>0.000027966</text:p>
          </table:table-cell>
          <table:table-cell office:value-type="float" office:value="0.000049898" calcext:value-type="float">
            <text:p>0.000049898</text:p>
          </table:table-cell>
          <table:table-cell office:value-type="float" office:value="0.000081857" calcext:value-type="float">
            <text:p>0.000081857</text:p>
          </table:table-cell>
          <table:table-cell office:value-type="float" office:value="0.000128013" calcext:value-type="float">
            <text:p>0.000128013</text:p>
          </table:table-cell>
          <table:table-cell office:value-type="float" office:value="0.000191392" calcext:value-type="float">
            <text:p>0.000191392</text:p>
          </table:table-cell>
          <table:table-cell office:value-type="float" office:value="0.000275913" calcext:value-type="float">
            <text:p>0.000275913</text:p>
          </table:table-cell>
          <table:table-cell office:value-type="float" office:value="0.000384496" calcext:value-type="float">
            <text:p>0.000384496</text:p>
          </table:table-cell>
          <table:table-cell office:value-type="float" office:value="0.000522141" calcext:value-type="float">
            <text:p>0.000522141</text:p>
          </table:table-cell>
          <table:table-cell office:value-type="float" office:value="0.000691543" calcext:value-type="float">
            <text:p>0.000691543</text:p>
          </table:table-cell>
          <table:table-cell office:value-type="float" office:value="0.000900871" calcext:value-type="float">
            <text:p>0.000900871</text:p>
          </table:table-cell>
          <table:table-cell office:value-type="float" office:value="0.001150088" calcext:value-type="float">
            <text:p>0.001150088</text:p>
          </table:table-cell>
          <table:table-cell office:value-type="float" office:value="0.001444543" calcext:value-type="float">
            <text:p>0.001444543</text:p>
          </table:table-cell>
          <table:table-cell office:value-type="float" office:value="0.001788363" calcext:value-type="float">
            <text:p>0.001788363</text:p>
          </table:table-cell>
          <table:table-cell office:value-type="float" office:value="0.002178615" calcext:value-type="float">
            <text:p>0.002178615</text:p>
          </table:table-cell>
          <table:table-cell office:value-type="float" office:value="0.002628545" calcext:value-type="float">
            <text:p>0.002628545</text:p>
          </table:table-cell>
          <table:table-cell office:value-type="float" office:value="0.003137069" calcext:value-type="float">
            <text:p>0.003137069</text:p>
          </table:table-cell>
          <table:table-cell office:value-type="float" office:value="0.003701292" calcext:value-type="float">
            <text:p>0.003701292</text:p>
          </table:table-cell>
          <table:table-cell office:value-type="float" office:value="0.004326635" calcext:value-type="float">
            <text:p>0.004326635</text:p>
          </table:table-cell>
          <table:table-cell office:value-type="float" office:value="0.005005823" calcext:value-type="float">
            <text:p>0.005005823</text:p>
          </table:table-cell>
          <table:table-cell office:value-type="float" office:value="0.005755256" calcext:value-type="float">
            <text:p>0.005755256</text:p>
          </table:table-cell>
          <table:table-cell office:value-type="float" office:value="0.006561072" calcext:value-type="float">
            <text:p>0.006561072</text:p>
          </table:table-cell>
          <table:table-cell office:value-type="float" office:value="0.007425176" calcext:value-type="float">
            <text:p>0.007425176</text:p>
          </table:table-cell>
          <table:table-cell office:value-type="float" office:value="0.008342541" calcext:value-type="float">
            <text:p>0.008342541</text:p>
          </table:table-cell>
          <table:table-cell office:value-type="float" office:value="0.009312362" calcext:value-type="float">
            <text:p>0.009312362</text:p>
          </table:table-cell>
          <table:table-cell office:value-type="float" office:value="0.010333041" calcext:value-type="float">
            <text:p>0.010333041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10</text:p>
          </table:table-cell>
          <table:table-cell table:style-name="ce3" table:formula="of:=[.C19]*[.D19]" office:value-type="float" office:value="31.5" calcext:value-type="float">
            <text:p>31.50</text:p>
          </table:table-cell>
          <table:table-cell office:value-type="float" office:value="210" calcext:value-type="float">
            <text:p>210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string" calcext:value-type="string">
            <text:p>Вероятност</text:p>
          </table:table-cell>
          <table:table-cell office:value-type="float" office:value="0.865559455" calcext:value-type="float">
            <text:p>0.865559455</text:p>
          </table:table-cell>
          <table:table-cell office:value-type="float" office:value="0.000000367" calcext:value-type="float">
            <text:p>0.000000367</text:p>
          </table:table-cell>
          <table:table-cell office:value-type="float" office:value="0.000001959" calcext:value-type="float">
            <text:p>0.000001959</text:p>
          </table:table-cell>
          <table:table-cell office:value-type="float" office:value="0.000006347" calcext:value-type="float">
            <text:p>0.000006347</text:p>
          </table:table-cell>
          <table:table-cell office:value-type="float" office:value="0.000016291" calcext:value-type="float">
            <text:p>0.000016291</text:p>
          </table:table-cell>
          <table:table-cell office:value-type="float" office:value="0.000034898" calcext:value-type="float">
            <text:p>0.000034898</text:p>
          </table:table-cell>
          <table:table-cell office:value-type="float" office:value="0.000066201" calcext:value-type="float">
            <text:p>0.000066201</text:p>
          </table:table-cell>
          <table:table-cell office:value-type="float" office:value="0.000114541" calcext:value-type="float">
            <text:p>0.000114541</text:p>
          </table:table-cell>
          <table:table-cell office:value-type="float" office:value="0.000187585" calcext:value-type="float">
            <text:p>0.000187585</text:p>
          </table:table-cell>
          <table:table-cell office:value-type="float" office:value="0.000289147" calcext:value-type="float">
            <text:p>0.000289147</text:p>
          </table:table-cell>
          <table:table-cell office:value-type="float" office:value="0.000424964" calcext:value-type="float">
            <text:p>0.000424964</text:p>
          </table:table-cell>
          <table:table-cell office:value-type="float" office:value="0.000604536" calcext:value-type="float">
            <text:p>0.000604536</text:p>
          </table:table-cell>
          <table:table-cell office:value-type="float" office:value="0.00083139" calcext:value-type="float">
            <text:p>0.00083139</text:p>
          </table:table-cell>
          <table:table-cell office:value-type="float" office:value="0.001111639" calcext:value-type="float">
            <text:p>0.001111639</text:p>
          </table:table-cell>
          <table:table-cell office:value-type="float" office:value="0.001455391" calcext:value-type="float">
            <text:p>0.001455391</text:p>
          </table:table-cell>
          <table:table-cell office:value-type="float" office:value="0.001868091" calcext:value-type="float">
            <text:p>0.001868091</text:p>
          </table:table-cell>
          <table:table-cell office:value-type="float" office:value="0.002342584" calcext:value-type="float">
            <text:p>0.002342584</text:p>
          </table:table-cell>
          <table:table-cell office:value-type="float" office:value="0.002897425" calcext:value-type="float">
            <text:p>0.002897425</text:p>
          </table:table-cell>
          <table:table-cell office:value-type="float" office:value="0.003529086" calcext:value-type="float">
            <text:p>0.003529086</text:p>
          </table:table-cell>
          <table:table-cell office:value-type="float" office:value="0.004241661" calcext:value-type="float">
            <text:p>0.004241661</text:p>
          </table:table-cell>
          <table:table-cell office:value-type="float" office:value="0.005031056" calcext:value-type="float">
            <text:p>0.005031056</text:p>
          </table:table-cell>
          <table:table-cell office:value-type="float" office:value="0.005897289" calcext:value-type="float">
            <text:p>0.005897289</text:p>
          </table:table-cell>
          <table:table-cell office:value-type="float" office:value="0.006848611" calcext:value-type="float">
            <text:p>0.006848611</text:p>
          </table:table-cell>
          <table:table-cell office:value-type="float" office:value="0.007877961" calcext:value-type="float">
            <text:p>0.007877961</text:p>
          </table:table-cell>
          <table:table-cell office:value-type="float" office:value="0.00896953" calcext:value-type="float">
            <text:p>0.00896953</text:p>
          </table:table-cell>
          <table:table-cell office:value-type="float" office:value="0.010121027" calcext:value-type="float">
            <text:p>0.010121027</text:p>
          </table:table-cell>
          <table:table-cell office:value-type="float" office:value="0.011336869" calcext:value-type="float">
            <text:p>0.011336869</text:p>
          </table:table-cell>
          <table:table-cell office:value-type="float" office:value="0.01260126" calcext:value-type="float">
            <text:p>0.01260126</text:p>
          </table:table-cell>
          <table:table-cell office:value-type="float" office:value="0.01390318" calcext:value-type="float">
            <text:p>0.01390318</text:p>
          </table:table-cell>
          <table:table-cell office:value-type="float" office:value="0.015241039" calcext:value-type="float">
            <text:p>0.015241039</text:p>
          </table:table-cell>
          <table:table-cell office:value-type="float" office:value="0.01658862" calcext:value-type="float">
            <text:p>0.01658862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7500" calcext:value-type="float">
            <text:p>7500</text:p>
          </table:table-cell>
          <table:table-cell office:value-type="float" office:value="5000" calcext:value-type="float">
            <text:p>5000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7500" calcext:value-type="float">
            <text:p>7500</text:p>
          </table:table-cell>
          <table:table-cell office:value-type="float" office:value="5000" calcext:value-type="float">
            <text:p>5000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7500" calcext:value-type="float">
            <text:p>7500</text:p>
          </table:table-cell>
          <table:table-cell office:value-type="float" office:value="5000" calcext:value-type="float">
            <text:p>5000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7500" calcext:value-type="float">
            <text:p>7500</text:p>
          </table:table-cell>
          <table:table-cell office:value-type="float" office:value="5000" calcext:value-type="float">
            <text:p>5000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7500" calcext:value-type="float">
            <text:p>7500</text:p>
          </table:table-cell>
          <table:table-cell office:value-type="float" office:value="5000" calcext:value-type="float">
            <text:p>5000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string" calcext:value-type="string">
            <text:p>Общо</text:p>
          </table:table-cell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29:.AK29])" office:value-type="float" office:value="89.4462825" calcext:value-type="float">
            <text:p>89.4462825</text:p>
          </table:table-cell>
          <table:table-cell office:value-type="string" calcext:value-type="string">
            <text:p>RTP%</text:p>
          </table:table-cell>
          <table:table-cell table:formula="of:= 100 * [.G15] * [.G22] * [.$D15]" office:value-type="float" office:value="0" calcext:value-type="float">
            <text:p>0</text:p>
          </table:table-cell>
          <table:table-cell table:formula="of:= 100 * [.H15] * [.H22] * [.$D15]" office:value-type="float" office:value="0.25" calcext:value-type="float">
            <text:p>0.25</text:p>
          </table:table-cell>
          <table:table-cell table:formula="of:= 100 * [.I15] * [.I22] * [.$D15]" office:value-type="float" office:value="2.25" calcext:value-type="float">
            <text:p>2.25</text:p>
          </table:table-cell>
          <table:table-cell table:formula="of:= 100 * [.J15] * [.J22] * [.$D15]" office:value-type="float" office:value="3.3125" calcext:value-type="float">
            <text:p>3.3125</text:p>
          </table:table-cell>
          <table:table-cell table:formula="of:= 100 * [.K15] * [.K22] * [.$D15]" office:value-type="float" office:value="2.275" calcext:value-type="float">
            <text:p>2.275</text:p>
          </table:table-cell>
          <table:table-cell table:formula="of:= 100 * [.L15] * [.L22] * [.$D15]" office:value-type="float" office:value="3.6" calcext:value-type="float">
            <text:p>3.6</text:p>
          </table:table-cell>
          <table:table-cell table:formula="of:= 100 * [.M15] * [.M22] * [.$D15]" office:value-type="float" office:value="4.9625" calcext:value-type="float">
            <text:p>4.9625</text:p>
          </table:table-cell>
          <table:table-cell table:formula="of:= 100 * [.N15] * [.N22] * [.$D15]" office:value-type="float" office:value="5.2375" calcext:value-type="float">
            <text:p>5.2375</text:p>
          </table:table-cell>
          <table:table-cell table:formula="of:= 100 * [.O15] * [.O22] * [.$D15]" office:value-type="float" office:value="3.2025" calcext:value-type="float">
            <text:p>3.2025</text:p>
          </table:table-cell>
          <table:table-cell table:formula="of:= 100 * [.P15] * [.P22] * [.$D15]" office:value-type="float" office:value="4.03125" calcext:value-type="float">
            <text:p>4.03125</text:p>
          </table:table-cell>
          <table:table-cell table:formula="of:= 100 * [.Q15] * [.Q22] * [.$D15]" office:value-type="float" office:value="3.98125" calcext:value-type="float">
            <text:p>3.98125</text:p>
          </table:table-cell>
          <table:table-cell table:formula="of:= 100 * [.R15] * [.R22] * [.$D15]" office:value-type="float" office:value="3.018125" calcext:value-type="float">
            <text:p>3.018125</text:p>
          </table:table-cell>
          <table:table-cell table:formula="of:= 100 * [.S15] * [.S22] * [.$D15]" office:value-type="float" office:value="1.73575" calcext:value-type="float">
            <text:p>1.73575</text:p>
          </table:table-cell>
          <table:table-cell table:formula="of:= 100 * [.T15] * [.T22] * [.$D15]" office:value-type="float" office:value="2.234925" calcext:value-type="float">
            <text:p>2.234925</text:p>
          </table:table-cell>
          <table:table-cell table:formula="of:= 100 * [.U15] * [.U22] * [.$D15]" office:value-type="float" office:value="2.7584" calcext:value-type="float">
            <text:p>2.7584</text:p>
          </table:table-cell>
          <table:table-cell table:formula="of:= 100 * [.V15] * [.V22] * [.$D15]" office:value-type="float" office:value="3.279675" calcext:value-type="float">
            <text:p>3.279675</text:p>
          </table:table-cell>
          <table:table-cell table:formula="of:= 100 * [.W15] * [.W22] * [.$D15]" office:value-type="float" office:value="3.75555" calcext:value-type="float">
            <text:p>3.75555</text:p>
          </table:table-cell>
          <table:table-cell table:formula="of:= 100 * [.X15] * [.X22] * [.$D15]" office:value-type="float" office:value="4.143875" calcext:value-type="float">
            <text:p>4.143875</text:p>
          </table:table-cell>
          <table:table-cell table:formula="of:= 100 * [.Y15] * [.Y22] * [.$D15]" office:value-type="float" office:value="4.2148" calcext:value-type="float">
            <text:p>4.2148</text:p>
          </table:table-cell>
          <table:table-cell table:formula="of:= 100 * [.Z15] * [.Z22] * [.$D15]" office:value-type="float" office:value="4.0428" calcext:value-type="float">
            <text:p>4.0428</text:p>
          </table:table-cell>
          <table:table-cell table:formula="of:= 100 * [.AA15] * [.AA22] * [.$D15]" office:value-type="float" office:value="3.411" calcext:value-type="float">
            <text:p>3.411</text:p>
          </table:table-cell>
          <table:table-cell table:formula="of:= 100 * [.AB15] * [.AB22] * [.$D15]" office:value-type="float" office:value="2.1195" calcext:value-type="float">
            <text:p>2.1195</text:p>
          </table:table-cell>
          <table:table-cell table:formula="of:= 100 * [.AC15] * [.AC22] * [.$D15]" office:value-type="float" office:value="2.3668425" calcext:value-type="float">
            <text:p>2.3668425</text:p>
          </table:table-cell>
          <table:table-cell table:formula="of:= 100 * [.AD15] * [.AD22] * [.$D15]" office:value-type="float" office:value="2.59272" calcext:value-type="float">
            <text:p>2.59272</text:p>
          </table:table-cell>
          <table:table-cell table:formula="of:= 100 * [.AE15] * [.AE22] * [.$D15]" office:value-type="float" office:value="2.76199" calcext:value-type="float">
            <text:p>2.76199</text:p>
          </table:table-cell>
          <table:table-cell table:formula="of:= 100 * [.AF15] * [.AF22] * [.$D15]" office:value-type="float" office:value="2.867295" calcext:value-type="float">
            <text:p>2.867295</text:p>
          </table:table-cell>
          <table:table-cell table:formula="of:= 100 * [.AG15] * [.AG22] * [.$D15]" office:value-type="float" office:value="2.8586125" calcext:value-type="float">
            <text:p>2.8586125</text:p>
          </table:table-cell>
          <table:table-cell table:formula="of:= 100 * [.AH15] * [.AH22] * [.$D15]" office:value-type="float" office:value="2.72946" calcext:value-type="float">
            <text:p>2.72946</text:p>
          </table:table-cell>
          <table:table-cell table:formula="of:= 100 * [.AI15] * [.AI22] * [.$D15]" office:value-type="float" office:value="2.431995" calcext:value-type="float">
            <text:p>2.431995</text:p>
          </table:table-cell>
          <table:table-cell table:formula="of:= 100 * [.AJ15] * [.AJ22] * [.$D15]" office:value-type="float" office:value="1.905705" calcext:value-type="float">
            <text:p>1.905705</text:p>
          </table:table-cell>
          <table:table-cell table:formula="of:= 100 * [.AK15] * [.AK22] * [.$D15]" office:value-type="float" office:value="1.1147625" calcext:value-type="float">
            <text:p>1.1147625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0:.AK30])" office:value-type="float" office:value="64.23784794" calcext:value-type="float">
            <text:p>64.23784794</text:p>
          </table:table-cell>
          <table:table-cell office:value-type="string" calcext:value-type="string">
            <text:p>RTP%</text:p>
          </table:table-cell>
          <table:table-cell table:formula="of:= 100 * [.G16] * [.G23] * [.$D16]" office:value-type="float" office:value="0" calcext:value-type="float">
            <text:p>0</text:p>
          </table:table-cell>
          <table:table-cell table:formula="of:= 100 * [.H16] * [.H23] * [.$D16]" office:value-type="float" office:value="0.3465" calcext:value-type="float">
            <text:p>0.3465</text:p>
          </table:table-cell>
          <table:table-cell table:formula="of:= 100 * [.I16] * [.I23] * [.$D16]" office:value-type="float" office:value="1.65375" calcext:value-type="float">
            <text:p>1.65375</text:p>
          </table:table-cell>
          <table:table-cell table:formula="of:= 100 * [.J16] * [.J23] * [.$D16]" office:value-type="float" office:value="1.89" calcext:value-type="float">
            <text:p>1.89</text:p>
          </table:table-cell>
          <table:table-cell table:formula="of:= 100 * [.K16] * [.K23] * [.$D16]" office:value-type="float" office:value="1.89315" calcext:value-type="float">
            <text:p>1.89315</text:p>
          </table:table-cell>
          <table:table-cell table:formula="of:= 100 * [.L16] * [.L23] * [.$D16]" office:value-type="float" office:value="3.03345" calcext:value-type="float">
            <text:p>3.03345</text:p>
          </table:table-cell>
          <table:table-cell table:formula="of:= 100 * [.M16] * [.M23] * [.$D16]" office:value-type="float" office:value="4.18635" calcext:value-type="float">
            <text:p>4.18635</text:p>
          </table:table-cell>
          <table:table-cell table:formula="of:= 100 * [.N16] * [.N23] * [.$D16]" office:value-type="float" office:value="3.8768625" calcext:value-type="float">
            <text:p>3.8768625</text:p>
          </table:table-cell>
          <table:table-cell table:formula="of:= 100 * [.O16] * [.O23] * [.$D16]" office:value-type="float" office:value="2.617965" calcext:value-type="float">
            <text:p>2.617965</text:p>
          </table:table-cell>
          <table:table-cell table:formula="of:= 100 * [.P16] * [.P23] * [.$D16]" office:value-type="float" office:value="3.08849625" calcext:value-type="float">
            <text:p>3.08849625</text:p>
          </table:table-cell>
          <table:table-cell table:formula="of:= 100 * [.Q16] * [.Q23] * [.$D16]" office:value-type="float" office:value="3.159765" calcext:value-type="float">
            <text:p>3.159765</text:p>
          </table:table-cell>
          <table:table-cell table:formula="of:= 100 * [.R16] * [.R23] * [.$D16]" office:value-type="float" office:value="2.34108" calcext:value-type="float">
            <text:p>2.34108</text:p>
          </table:table-cell>
          <table:table-cell table:formula="of:= 100 * [.S16] * [.S23] * [.$D16]" office:value-type="float" office:value="1.3544055" calcext:value-type="float">
            <text:p>1.3544055</text:p>
          </table:table-cell>
          <table:table-cell table:formula="of:= 100 * [.T16] * [.T23] * [.$D16]" office:value-type="float" office:value="1.6941393" calcext:value-type="float">
            <text:p>1.6941393</text:p>
          </table:table-cell>
          <table:table-cell table:formula="of:= 100 * [.U16] * [.U23] * [.$D16]" office:value-type="float" office:value="2.05632" calcext:value-type="float">
            <text:p>2.05632</text:p>
          </table:table-cell>
          <table:table-cell table:formula="of:= 100 * [.V16] * [.V23] * [.$D16]" office:value-type="float" office:value="2.3968791" calcext:value-type="float">
            <text:p>2.3968791</text:p>
          </table:table-cell>
          <table:table-cell table:formula="of:= 100 * [.W16] * [.W23] * [.$D16]" office:value-type="float" office:value="2.700243" calcext:value-type="float">
            <text:p>2.700243</text:p>
          </table:table-cell>
          <table:table-cell table:formula="of:= 100 * [.X16] * [.X23] * [.$D16]" office:value-type="float" office:value="2.91209625" calcext:value-type="float">
            <text:p>2.91209625</text:p>
          </table:table-cell>
          <table:table-cell table:formula="of:= 100 * [.Y16] * [.Y23] * [.$D16]" office:value-type="float" office:value="2.981349" calcext:value-type="float">
            <text:p>2.981349</text:p>
          </table:table-cell>
          <table:table-cell table:formula="of:= 100 * [.Z16] * [.Z23] * [.$D16]" office:value-type="float" office:value="2.81251845" calcext:value-type="float">
            <text:p>2.81251845</text:p>
          </table:table-cell>
          <table:table-cell table:formula="of:= 100 * [.AA16] * [.AA23] * [.$D16]" office:value-type="float" office:value="2.3295573" calcext:value-type="float">
            <text:p>2.3295573</text:p>
          </table:table-cell>
          <table:table-cell table:formula="of:= 100 * [.AB16] * [.AB23] * [.$D16]" office:value-type="float" office:value="1.43399025" calcext:value-type="float">
            <text:p>1.43399025</text:p>
          </table:table-cell>
          <table:table-cell table:formula="of:= 100 * [.AC16] * [.AC23] * [.$D16]" office:value-type="float" office:value="1.569515535" calcext:value-type="float">
            <text:p>1.569515535</text:p>
          </table:table-cell>
          <table:table-cell table:formula="of:= 100 * [.AD16] * [.AD23] * [.$D16]" office:value-type="float" office:value="1.68736428" calcext:value-type="float">
            <text:p>1.68736428</text:p>
          </table:table-cell>
          <table:table-cell table:formula="of:= 100 * [.AE16] * [.AE23] * [.$D16]" office:value-type="float" office:value="1.768478355" calcext:value-type="float">
            <text:p>1.768478355</text:p>
          </table:table-cell>
          <table:table-cell table:formula="of:= 100 * [.AF16] * [.AF23] * [.$D16]" office:value-type="float" office:value="1.80177291" calcext:value-type="float">
            <text:p>1.80177291</text:p>
          </table:table-cell>
          <table:table-cell table:formula="of:= 100 * [.AG16] * [.AG23] * [.$D16]" office:value-type="float" office:value="1.7724168" calcext:value-type="float">
            <text:p>1.7724168</text:p>
          </table:table-cell>
          <table:table-cell table:formula="of:= 100 * [.AH16] * [.AH23] * [.$D16]" office:value-type="float" office:value="1.66362084" calcext:value-type="float">
            <text:p>1.66362084</text:p>
          </table:table-cell>
          <table:table-cell table:formula="of:= 100 * [.AI16] * [.AI23] * [.$D16]" office:value-type="float" office:value="1.45131021" calcext:value-type="float">
            <text:p>1.45131021</text:p>
          </table:table-cell>
          <table:table-cell table:formula="of:= 100 * [.AJ16] * [.AJ23] * [.$D16]" office:value-type="float" office:value="1.11985461" calcext:value-type="float">
            <text:p>1.11985461</text:p>
          </table:table-cell>
          <table:table-cell table:formula="of:= 100 * [.AK16] * [.AK23] * [.$D16]" office:value-type="float" office:value="0.6446475" calcext:value-type="float">
            <text:p>0.6446475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1:.AK31])" office:value-type="float" office:value="78.800097025" calcext:value-type="float">
            <text:p>78.800097025</text:p>
          </table:table-cell>
          <table:table-cell office:value-type="string" calcext:value-type="string">
            <text:p>RTP%</text:p>
          </table:table-cell>
          <table:table-cell table:formula="of:= 100 * [.G17] * [.G24] * [.$D17]" office:value-type="float" office:value="0" calcext:value-type="float">
            <text:p>0</text:p>
          </table:table-cell>
          <table:table-cell table:formula="of:= 100 * [.H17] * [.H24] * [.$D17]" office:value-type="float" office:value="0.391" calcext:value-type="float">
            <text:p>0.391</text:p>
          </table:table-cell>
          <table:table-cell table:formula="of:= 100 * [.I17] * [.I24] * [.$D17]" office:value-type="float" office:value="2.302875" calcext:value-type="float">
            <text:p>2.302875</text:p>
          </table:table-cell>
          <table:table-cell table:formula="of:= 100 * [.J17] * [.J24] * [.$D17]" office:value-type="float" office:value="2.70825" calcext:value-type="float">
            <text:p>2.70825</text:p>
          </table:table-cell>
          <table:table-cell table:formula="of:= 100 * [.K17] * [.K24] * [.$D17]" office:value-type="float" office:value="2.73355" calcext:value-type="float">
            <text:p>2.73355</text:p>
          </table:table-cell>
          <table:table-cell table:formula="of:= 100 * [.L17] * [.L24] * [.$D17]" office:value-type="float" office:value="4.4203125" calcext:value-type="float">
            <text:p>4.4203125</text:p>
          </table:table-cell>
          <table:table-cell table:formula="of:= 100 * [.M17] * [.M24] * [.$D17]" office:value-type="float" office:value="5.771275" calcext:value-type="float">
            <text:p>5.771275</text:p>
          </table:table-cell>
          <table:table-cell table:formula="of:= 100 * [.N17] * [.N24] * [.$D17]" office:value-type="float" office:value="5.144525" calcext:value-type="float">
            <text:p>5.144525</text:p>
          </table:table-cell>
          <table:table-cell table:formula="of:= 100 * [.O17] * [.O24] * [.$D17]" office:value-type="float" office:value="3.440225" calcext:value-type="float">
            <text:p>3.440225</text:p>
          </table:table-cell>
          <table:table-cell table:formula="of:= 100 * [.P17] * [.P24] * [.$D17]" office:value-type="float" office:value="4.0779" calcext:value-type="float">
            <text:p>4.0779</text:p>
          </table:table-cell>
          <table:table-cell table:formula="of:= 100 * [.Q17] * [.Q24] * [.$D17]" office:value-type="float" office:value="4.1103875" calcext:value-type="float">
            <text:p>4.1103875</text:p>
          </table:table-cell>
          <table:table-cell table:formula="of:= 100 * [.R17] * [.R24] * [.$D17]" office:value-type="float" office:value="3.0138625" calcext:value-type="float">
            <text:p>3.0138625</text:p>
          </table:table-cell>
          <table:table-cell table:formula="of:= 100 * [.S17] * [.S24] * [.$D17]" office:value-type="float" office:value="1.6961465" calcext:value-type="float">
            <text:p>1.6961465</text:p>
          </table:table-cell>
          <table:table-cell table:formula="of:= 100 * [.T17] * [.T24] * [.$D17]" office:value-type="float" office:value="2.11571595" calcext:value-type="float">
            <text:p>2.11571595</text:p>
          </table:table-cell>
          <table:table-cell table:formula="of:= 100 * [.U17] * [.U24] * [.$D17]" office:value-type="float" office:value="2.5276816" calcext:value-type="float">
            <text:p>2.5276816</text:p>
          </table:table-cell>
          <table:table-cell table:formula="of:= 100 * [.V17] * [.V24] * [.$D17]" office:value-type="float" office:value="2.9164345" calcext:value-type="float">
            <text:p>2.9164345</text:p>
          </table:table-cell>
          <table:table-cell table:formula="of:= 100 * [.W17] * [.W24] * [.$D17]" office:value-type="float" office:value="3.2375697" calcext:value-type="float">
            <text:p>3.2375697</text:p>
          </table:table-cell>
          <table:table-cell table:formula="of:= 100 * [.X17] * [.X24] * [.$D17]" office:value-type="float" office:value="3.44327825" calcext:value-type="float">
            <text:p>3.44327825</text:p>
          </table:table-cell>
          <table:table-cell table:formula="of:= 100 * [.Y17] * [.Y24] * [.$D17]" office:value-type="float" office:value="3.452576" calcext:value-type="float">
            <text:p>3.452576</text:p>
          </table:table-cell>
          <table:table-cell table:formula="of:= 100 * [.Z17] * [.Z24] * [.$D17]" office:value-type="float" office:value="3.21063555" calcext:value-type="float">
            <text:p>3.21063555</text:p>
          </table:table-cell>
          <table:table-cell table:formula="of:= 100 * [.AA17] * [.AA24] * [.$D17]" office:value-type="float" office:value="2.6222806" calcext:value-type="float">
            <text:p>2.6222806</text:p>
          </table:table-cell>
          <table:table-cell table:formula="of:= 100 * [.AB17] * [.AB24] * [.$D17]" office:value-type="float" office:value="1.59233485" calcext:value-type="float">
            <text:p>1.59233485</text:p>
          </table:table-cell>
          <table:table-cell table:formula="of:= 100 * [.AC17] * [.AC24] * [.$D17]" office:value-type="float" office:value="1.71397656" calcext:value-type="float">
            <text:p>1.71397656</text:p>
          </table:table-cell>
          <table:table-cell table:formula="of:= 100 * [.AD17] * [.AD24] * [.$D17]" office:value-type="float" office:value="1.81178728" calcext:value-type="float">
            <text:p>1.81178728</text:p>
          </table:table-cell>
          <table:table-cell table:formula="of:= 100 * [.AE17] * [.AE24] * [.$D17]" office:value-type="float" office:value="1.869218855" calcext:value-type="float">
            <text:p>1.869218855</text:p>
          </table:table-cell>
          <table:table-cell table:formula="of:= 100 * [.AF17] * [.AF24] * [.$D17]" office:value-type="float" office:value="1.87157532" calcext:value-type="float">
            <text:p>1.87157532</text:p>
          </table:table-cell>
          <table:table-cell table:formula="of:= 100 * [.AG17] * [.AG24] * [.$D17]" office:value-type="float" office:value="1.80910755" calcext:value-type="float">
            <text:p>1.80910755</text:p>
          </table:table-cell>
          <table:table-cell table:formula="of:= 100 * [.AH17] * [.AH24] * [.$D17]" office:value-type="float" office:value="1.6666743" calcext:value-type="float">
            <text:p>1.6666743</text:p>
          </table:table-cell>
          <table:table-cell table:formula="of:= 100 * [.AI17] * [.AI24] * [.$D17]" office:value-type="float" office:value="1.43118282" calcext:value-type="float">
            <text:p>1.43118282</text:p>
          </table:table-cell>
          <table:table-cell table:formula="of:= 100 * [.AJ17] * [.AJ24] * [.$D17]" office:value-type="float" office:value="1.0844017" calcext:value-type="float">
            <text:p>1.0844017</text:p>
          </table:table-cell>
          <table:table-cell table:formula="of:= 100 * [.AK17] * [.AK24] * [.$D17]" office:value-type="float" office:value="0.61335664" calcext:value-type="float">
            <text:p>0.61335664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2:.AK32])" office:value-type="float" office:value="78.500166615" calcext:value-type="float">
            <text:p>78.500166615</text:p>
          </table:table-cell>
          <table:table-cell office:value-type="string" calcext:value-type="string">
            <text:p>RTP%</text:p>
          </table:table-cell>
          <table:table-cell table:formula="of:= 100 * [.G18] * [.G25] * [.$D18]" office:value-type="float" office:value="0" calcext:value-type="float">
            <text:p>0</text:p>
          </table:table-cell>
          <table:table-cell table:formula="of:= 100 * [.H18] * [.H25] * [.$D18]" office:value-type="float" office:value="0.6705" calcext:value-type="float">
            <text:p>0.6705</text:p>
          </table:table-cell>
          <table:table-cell table:formula="of:= 100 * [.I18] * [.I25] * [.$D18]" office:value-type="float" office:value="2.642625" calcext:value-type="float">
            <text:p>2.642625</text:p>
          </table:table-cell>
          <table:table-cell table:formula="of:= 100 * [.J18] * [.J25] * [.$D18]" office:value-type="float" office:value="3.052125" calcext:value-type="float">
            <text:p>3.052125</text:p>
          </table:table-cell>
          <table:table-cell table:formula="of:= 100 * [.K18] * [.K25] * [.$D18]" office:value-type="float" office:value="2.9601" calcext:value-type="float">
            <text:p>2.9601</text:p>
          </table:table-cell>
          <table:table-cell table:formula="of:= 100 * [.L18] * [.L25] * [.$D18]" office:value-type="float" office:value="4.9599" calcext:value-type="float">
            <text:p>4.9599</text:p>
          </table:table-cell>
          <table:table-cell table:formula="of:= 100 * [.M18] * [.M25] * [.$D18]" office:value-type="float" office:value="6.29235" calcext:value-type="float">
            <text:p>6.29235</text:p>
          </table:table-cell>
          <table:table-cell table:formula="of:= 100 * [.N18] * [.N25] * [.$D18]" office:value-type="float" office:value="5.613525" calcext:value-type="float">
            <text:p>5.613525</text:p>
          </table:table-cell>
          <table:table-cell table:formula="of:= 100 * [.O18] * [.O25] * [.$D18]" office:value-type="float" office:value="3.683565" calcext:value-type="float">
            <text:p>3.683565</text:p>
          </table:table-cell>
          <table:table-cell table:formula="of:= 100 * [.P18] * [.P25] * [.$D18]" office:value-type="float" office:value="4.32043875" calcext:value-type="float">
            <text:p>4.32043875</text:p>
          </table:table-cell>
          <table:table-cell table:formula="of:= 100 * [.Q18] * [.Q25] * [.$D18]" office:value-type="float" office:value="4.30632" calcext:value-type="float">
            <text:p>4.30632</text:p>
          </table:table-cell>
          <table:table-cell table:formula="of:= 100 * [.R18] * [.R25] * [.$D18]" office:value-type="float" office:value="3.10402125" calcext:value-type="float">
            <text:p>3.10402125</text:p>
          </table:table-cell>
          <table:table-cell table:formula="of:= 100 * [.S18] * [.S25] * [.$D18]" office:value-type="float" office:value="1.730232" calcext:value-type="float">
            <text:p>1.730232</text:p>
          </table:table-cell>
          <table:table-cell table:formula="of:= 100 * [.T18] * [.T25] * [.$D18]" office:value-type="float" office:value="2.11467105" calcext:value-type="float">
            <text:p>2.11467105</text:p>
          </table:table-cell>
          <table:table-cell table:formula="of:= 100 * [.U18] * [.U25] * [.$D18]" office:value-type="float" office:value="2.4895548" calcext:value-type="float">
            <text:p>2.4895548</text:p>
          </table:table-cell>
          <table:table-cell table:formula="of:= 100 * [.V18] * [.V25] * [.$D18]" office:value-type="float" office:value="2.83774365" calcext:value-type="float">
            <text:p>2.83774365</text:p>
          </table:table-cell>
          <table:table-cell table:formula="of:= 100 * [.W18] * [.W25] * [.$D18]" office:value-type="float" office:value="3.1052376" calcext:value-type="float">
            <text:p>3.1052376</text:p>
          </table:table-cell>
          <table:table-cell table:formula="of:= 100 * [.X18] * [.X25] * [.$D18]" office:value-type="float" office:value="3.25022175" calcext:value-type="float">
            <text:p>3.25022175</text:p>
          </table:table-cell>
          <table:table-cell table:formula="of:= 100 * [.Y18] * [.Y25] * [.$D18]" office:value-type="float" office:value="3.2190534" calcext:value-type="float">
            <text:p>3.2190534</text:p>
          </table:table-cell>
          <table:table-cell table:formula="of:= 100 * [.Z18] * [.Z25] * [.$D18]" office:value-type="float" office:value="2.94113025" calcext:value-type="float">
            <text:p>2.94113025</text:p>
          </table:table-cell>
          <table:table-cell table:formula="of:= 100 * [.AA18] * [.AA25] * [.$D18]" office:value-type="float" office:value="2.3656905" calcext:value-type="float">
            <text:p>2.3656905</text:p>
          </table:table-cell>
          <table:table-cell table:formula="of:= 100 * [.AB18] * [.AB25] * [.$D18]" office:value-type="float" office:value="1.41168105" calcext:value-type="float">
            <text:p>1.41168105</text:p>
          </table:table-cell>
          <table:table-cell table:formula="of:= 100 * [.AC18] * [.AC25] * [.$D18]" office:value-type="float" office:value="1.49902326" calcext:value-type="float">
            <text:p>1.49902326</text:p>
          </table:table-cell>
          <table:table-cell table:formula="of:= 100 * [.AD18] * [.AD25] * [.$D18]" office:value-type="float" office:value="1.5575886" calcext:value-type="float">
            <text:p>1.5575886</text:p>
          </table:table-cell>
          <table:table-cell table:formula="of:= 100 * [.AE18] * [.AE25] * [.$D18]" office:value-type="float" office:value="1.576834245" calcext:value-type="float">
            <text:p>1.576834245</text:p>
          </table:table-cell>
          <table:table-cell table:formula="of:= 100 * [.AF18] * [.AF25] * [.$D18]" office:value-type="float" office:value="1.55391912" calcext:value-type="float">
            <text:p>1.55391912</text:p>
          </table:table-cell>
          <table:table-cell table:formula="of:= 100 * [.AG18] * [.AG25] * [.$D18]" office:value-type="float" office:value="1.4762412" calcext:value-type="float">
            <text:p>1.4762412</text:p>
          </table:table-cell>
          <table:table-cell table:formula="of:= 100 * [.AH18] * [.AH25] * [.$D18]" office:value-type="float" office:value="1.33653168" calcext:value-type="float">
            <text:p>1.33653168</text:p>
          </table:table-cell>
          <table:table-cell table:formula="of:= 100 * [.AI18] * [.AI25] * [.$D18]" office:value-type="float" office:value="1.126243035" calcext:value-type="float">
            <text:p>1.126243035</text:p>
          </table:table-cell>
          <table:table-cell table:formula="of:= 100 * [.AJ18] * [.AJ25] * [.$D18]" office:value-type="float" office:value="0.83811258" calcext:value-type="float">
            <text:p>0.83811258</text:p>
          </table:table-cell>
          <table:table-cell table:formula="of:= 100 * [.AK18] * [.AK25] * [.$D18]" office:value-type="float" office:value="0.464986845" calcext:value-type="float">
            <text:p>0.464986845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3:.AK33])" office:value-type="float" office:value="56.10337743" calcext:value-type="float">
            <text:p>56.10337743</text:p>
          </table:table-cell>
          <table:table-cell office:value-type="string" calcext:value-type="string">
            <text:p>RTP%</text:p>
          </table:table-cell>
          <table:table-cell table:formula="of:= 100 * [.G19] * [.G26] * [.$D19]" office:value-type="float" office:value="0" calcext:value-type="float">
            <text:p>0</text:p>
          </table:table-cell>
          <table:table-cell table:formula="of:= 100 * [.H19] * [.H26] * [.$D19]" office:value-type="float" office:value="0.5505" calcext:value-type="float">
            <text:p>0.5505</text:p>
          </table:table-cell>
          <table:table-cell table:formula="of:= 100 * [.I19] * [.I26] * [.$D19]" office:value-type="float" office:value="2.203875" calcext:value-type="float">
            <text:p>2.203875</text:p>
          </table:table-cell>
          <table:table-cell table:formula="of:= 100 * [.J19] * [.J26] * [.$D19]" office:value-type="float" office:value="2.380125" calcext:value-type="float">
            <text:p>2.380125</text:p>
          </table:table-cell>
          <table:table-cell table:formula="of:= 100 * [.K19] * [.K26] * [.$D19]" office:value-type="float" office:value="2.44365" calcext:value-type="float">
            <text:p>2.44365</text:p>
          </table:table-cell>
          <table:table-cell table:formula="of:= 100 * [.L19] * [.L26] * [.$D19]" office:value-type="float" office:value="3.926025" calcext:value-type="float">
            <text:p>3.926025</text:p>
          </table:table-cell>
          <table:table-cell table:formula="of:= 100 * [.M19] * [.M26] * [.$D19]" office:value-type="float" office:value="4.965075" calcext:value-type="float">
            <text:p>4.965075</text:p>
          </table:table-cell>
          <table:table-cell table:formula="of:= 100 * [.N19] * [.N26] * [.$D19]" office:value-type="float" office:value="4.2952875" calcext:value-type="float">
            <text:p>4.2952875</text:p>
          </table:table-cell>
          <table:table-cell table:formula="of:= 100 * [.O19] * [.O26] * [.$D19]" office:value-type="float" office:value="2.813775" calcext:value-type="float">
            <text:p>2.813775</text:p>
          </table:table-cell>
          <table:table-cell table:formula="of:= 100 * [.P19] * [.P26] * [.$D19]" office:value-type="float" office:value="3.25290375" calcext:value-type="float">
            <text:p>3.25290375</text:p>
          </table:table-cell>
          <table:table-cell table:formula="of:= 100 * [.Q19] * [.Q26] * [.$D19]" office:value-type="float" office:value="3.18723" calcext:value-type="float">
            <text:p>3.18723</text:p>
          </table:table-cell>
          <table:table-cell table:formula="of:= 100 * [.R19] * [.R26] * [.$D19]" office:value-type="float" office:value="2.26701" calcext:value-type="float">
            <text:p>2.26701</text:p>
          </table:table-cell>
          <table:table-cell table:formula="of:= 100 * [.S19] * [.S26] * [.$D19]" office:value-type="float" office:value="1.247085" calcext:value-type="float">
            <text:p>1.247085</text:p>
          </table:table-cell>
          <table:table-cell table:formula="of:= 100 * [.T19] * [.T26] * [.$D19]" office:value-type="float" office:value="1.50071265" calcext:value-type="float">
            <text:p>1.50071265</text:p>
          </table:table-cell>
          <table:table-cell table:formula="of:= 100 * [.U19] * [.U26] * [.$D19]" office:value-type="float" office:value="1.7464692" calcext:value-type="float">
            <text:p>1.7464692</text:p>
          </table:table-cell>
          <table:table-cell table:formula="of:= 100 * [.V19] * [.V26] * [.$D19]" office:value-type="float" office:value="1.96149555" calcext:value-type="float">
            <text:p>1.96149555</text:p>
          </table:table-cell>
          <table:table-cell table:formula="of:= 100 * [.W19] * [.W26] * [.$D19]" office:value-type="float" office:value="2.1083256" calcext:value-type="float">
            <text:p>2.1083256</text:p>
          </table:table-cell>
          <table:table-cell table:formula="of:= 100 * [.X19] * [.X26] * [.$D19]" office:value-type="float" office:value="2.17306875" calcext:value-type="float">
            <text:p>2.17306875</text:p>
          </table:table-cell>
          <table:table-cell table:formula="of:= 100 * [.Y19] * [.Y26] * [.$D19]" office:value-type="float" office:value="2.1174516" calcext:value-type="float">
            <text:p>2.1174516</text:p>
          </table:table-cell>
          <table:table-cell table:formula="of:= 100 * [.Z19] * [.Z26] * [.$D19]" office:value-type="float" office:value="1.90874745" calcext:value-type="float">
            <text:p>1.90874745</text:p>
          </table:table-cell>
          <table:table-cell table:formula="of:= 100 * [.AA19] * [.AA26] * [.$D19]" office:value-type="float" office:value="1.5093168" calcext:value-type="float">
            <text:p>1.5093168</text:p>
          </table:table-cell>
          <table:table-cell table:formula="of:= 100 * [.AB19] * [.AB26] * [.$D19]" office:value-type="float" office:value="0.88459335" calcext:value-type="float">
            <text:p>0.88459335</text:p>
          </table:table-cell>
          <table:table-cell table:formula="of:= 100 * [.AC19] * [.AC26] * [.$D19]" office:value-type="float" office:value="0.924562485" calcext:value-type="float">
            <text:p>0.924562485</text:p>
          </table:table-cell>
          <table:table-cell table:formula="of:= 100 * [.AD19] * [.AD26] * [.$D19]" office:value-type="float" office:value="0.94535532" calcext:value-type="float">
            <text:p>0.94535532</text:p>
          </table:table-cell>
          <table:table-cell table:formula="of:= 100 * [.AE19] * [.AE26] * [.$D19]" office:value-type="float" office:value="0.94180065" calcext:value-type="float">
            <text:p>0.94180065</text:p>
          </table:table-cell>
          <table:table-cell table:formula="of:= 100 * [.AF19] * [.AF26] * [.$D19]" office:value-type="float" office:value="0.91089243" calcext:value-type="float">
            <text:p>0.91089243</text:p>
          </table:table-cell>
          <table:table-cell table:formula="of:= 100 * [.AG19] * [.AG26] * [.$D19]" office:value-type="float" office:value="0.850265175" calcext:value-type="float">
            <text:p>0.850265175</text:p>
          </table:table-cell>
          <table:table-cell table:formula="of:= 100 * [.AH19] * [.AH26] * [.$D19]" office:value-type="float" office:value="0.7560756" calcext:value-type="float">
            <text:p>0.7560756</text:p>
          </table:table-cell>
          <table:table-cell table:formula="of:= 100 * [.AI19] * [.AI26] * [.$D19]" office:value-type="float" office:value="0.6256431" calcext:value-type="float">
            <text:p>0.6256431</text:p>
          </table:table-cell>
          <table:table-cell table:formula="of:= 100 * [.AJ19] * [.AJ26] * [.$D19]" office:value-type="float" office:value="0.45723117" calcext:value-type="float">
            <text:p>0.45723117</text:p>
          </table:table-cell>
          <table:table-cell table:formula="of:= 100 * [.AK19] * [.AK26] * [.$D19]" office:value-type="float" office:value="0.2488293" calcext:value-type="float">
            <text:p>0.2488293</text:p>
          </table:table-cell>
          <table:table-cell table:number-columns-repeated="987"/>
        </table:table-row>
      </table:table>
      <table:table table:name="Симулация" table:style-name="ta1"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import java.util.Arrays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port java.util.Collections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port java.util.Lis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port java.util.Random;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lass Ball implements Comparable&lt;Ball&gt; {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int value;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int color;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ublic Ball(int value, int color) {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uper()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his.value = value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his.color = color;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}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@Overrid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ublic String toString() {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turn "[" + value + "," + color + "]";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}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@Overrid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ublic int compareTo(Ball ball) {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turn this.value - ball.value;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}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ublic class Main {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rivate static final Ball BALLS[] = { new Ball(1, 0), new Ball(2, 1), new Ball(3, 2), new Ball(4, 3),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ew Ball(5, 4), new Ball(6, 5), new Ball(7, 6), new Ball(8, 7), new Ball(9, 8), new Ball(10, 9),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new Ball(11, 0), new Ball(12, 1), new Ball(13, 2), new Ball(14, 3), new Ball(15, 4), new Ball(16, 5),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ew Ball(17, 6), new Ball(18, 7), new Ball(19, 8), new Ball(20, 9),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new Ball(21, 0), new Ball(22, 1), new Ball(23, 2), new Ball(24, 3), new Ball(25, 4), new Ball(26, 5),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ew Ball(27, 6), new Ball(28, 7), new Ball(29, 8), new Ball(30, 9),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new Ball(31, 0), new Ball(32, 1), new Ball(33, 2), new Ball(34, 3), new Ball(35, 4), new Ball(36, 5),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ew Ball(37, 6), new Ball(38, 7), new Ball(39, 8), new Ball(40, 9),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new Ball(41, 0), new Ball(42, 1), new Ball(43, 2), new Ball(44, 3), new Ball(45, 4), new Ball(46, 5),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ew Ball(47, 6), new Ball(48, 7), new Ball(49, 8), new Ball(50, 9),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new Ball(51, 0), new Ball(52, 1), new Ball(53, 2), new Ball(54, 3), new Ball(55, 4), new Ball(56, 5),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ew Ball(57, 6), new Ball(58, 7), new Ball(59, 8), new Ball(60, 9),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new Ball(61, 0), new Ball(62, 1), new Ball(63, 2), new Ball(64, 3), new Ball(65, 4), new Ball(66, 5),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ew Ball(67, 6), new Ball(68, 7), new Ball(69, 8), new Ball(70, 9),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new Ball(71, 0), new Ball(72, 1), new Ball(73, 2), new Ball(74, 3), new Ball(75, 4), new Ball(76, 5),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ew Ball(77, 6), new Ball(78, 7), new Ball(79, 8), new Ball(80, 9),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new Ball(81, 0), new Ball(82, 1), new Ball(83, 2), new Ball(84, 3), new Ball(85, 4), new Ball(86, 5),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ew Ball(87, 6), new Ball(88, 7), new Ball(89, 8), new Ball(90, 9), };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rivate static final Random PRNG = new Random();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rivate static void deal(List&lt;Ball&gt; balls, Ball[] drawn) {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llections.shuffle(balls);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or (int i = 0; i &lt; drawn.length; i++) {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rawn[i] = balls.get(i)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}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}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rivate static void mark(Ball[][] tickets, List&lt;Ball&gt; balls) {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or (int i = 0; i &lt; tickets.length; i++) {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or (int j = 0; j &lt; tickets[i].length; j++) {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Ball ball = null;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/*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<text:s/>* Select random ball which is not part of the ticket.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<text:s/>*/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o {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all = balls.get(PRNG.nextInt(balls.size()));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for (int k = 0; k &lt; j; k++) {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if (tickets[i][k] == ball) {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all = null;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reak;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}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}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} while (ball == null);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tickets[i][j] = ball;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}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// Arrays.sort(tickets[i])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}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}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rivate static void count(Ball drawn[], Ball[][] tickets, long[][] counters) {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or (int i = 0, max, count; i &lt; tickets.length; i++) {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ax = 0;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unt = 0;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/*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<text:s/>* Check all drawn balls.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<text:s/>*/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oop: for (int k = 0; k &lt; drawn.length; k++) {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/*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<text:s/>* Check all balls marked in the ticket.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<text:s/>*/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for (int j = 0; j &lt; tickets[i].length; j++) {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/*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<text:s/>* When ball is marked in the ticket.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<text:s/>*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f (tickets[i][j] == drawn[k]) {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count++;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/*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* Mark the position of the latest ball guess.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*/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if (max &lt; k) {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max = k;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}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/*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* Six balls are known.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*/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if (count &gt;= 6) {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reak loop;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}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/*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* If the number is found in the ticket there is no need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* to search the rest of the ticket.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*/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break;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}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}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}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f (count &gt;= 6) {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ounters[i][max + 1]++;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} else {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ounters[i][0]++;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}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}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/*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/>* Count colors.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/>*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t colors[] = { 0, 0, 0, 0, 0, 0, 0, 0, 0, 0, 0 }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or (int k = 0; k &lt; drawn.length; k++) {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lors[drawn[k].color]++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}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t sum = 0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or (int i = 0; i &lt; colors.length; i++) {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/*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<text:s/>* Count if more than six balls from the same color are drawn.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<text:s/>*/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f (colors[i] &gt;= 6) {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um++;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}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unters[5][sum]++;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}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rivate static void simulate(long runs) {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all drawn[] = { null, null, null, null, null, null, null, null, null, null, null, null, null, null, null, null,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null, null, null, null, null, null, null, null, null, null, null, null, null, null, null, null, null,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ull, null, };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ist&lt;Ball&gt; balls = Arrays.asList(BALLS);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all tickets[][] = {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{ null, null, null, null, null, null, },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{ null, null, null, null, null, null, null, },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{ null, null, null, null, null, null, null, null, },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{ null, null, null, null, null, null, null, null, null, },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{ null, null, null, null, null, null, null, null, null, null, },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};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ong counters[][] = {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{ 0, 0, 0, 0, 0, 0, 0, 0, 0, 0, 0, 0, 0, 0, 0, 0, 0, 0, 0, 0, 0, 0, 0, 0, 0, 0, 0, 0, 0, 0, 0, 0, 0, 0,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, 0 },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{ 0, 0, 0, 0, 0, 0, 0, 0, 0, 0, 0, 0, 0, 0, 0, 0, 0, 0, 0, 0, 0, 0, 0, 0, 0, 0, 0, 0, 0, 0, 0, 0, 0, 0,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, 0 },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{ 0, 0, 0, 0, 0, 0, 0, 0, 0, 0, 0, 0, 0, 0, 0, 0, 0, 0, 0, 0, 0, 0, 0, 0, 0, 0, 0, 0, 0, 0, 0, 0, 0, 0,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, 0 },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{ 0, 0, 0, 0, 0, 0, 0, 0, 0, 0, 0, 0, 0, 0, 0, 0, 0, 0, 0, 0, 0, 0, 0, 0, 0, 0, 0, 0, 0, 0, 0, 0, 0, 0,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, 0 },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{ 0, 0, 0, 0, 0, 0, 0, 0, 0, 0, 0, 0, 0, 0, 0, 0, 0, 0, 0, 0, 0, 0, 0, 0, 0, 0, 0, 0, 0, 0, 0, 0, 0, 0,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, 0 },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{ 0, 0, 0, 0, 0, 0, 0, 0, 0, 0, 0 }, };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/*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/>* Simulation.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/>*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or (long r = 0, interval = (runs / 10000) == 0 ? 1 : (runs / 10000); r &lt; runs; r++) {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/*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<text:s/>* Report progress.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<text:s/>*/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f (r % interval == 0) {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ystem.err.println(String.format("%5.2f", (100D * r / runs)) + "%");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}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/*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<text:s/>* Single run.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<text:s/>*/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eal(balls, drawn);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ark(tickets, balls);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unt(drawn, tickets, counters)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}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/*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/>* Report drawn balls number.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/>*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ystem.out.println(drawn.length)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ystem.out.println();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/*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/>* Report experiments number.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/>*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ystem.out.println(runs)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ystem.out.println();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/*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/>* Report absolute numbers.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/>*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or (int i = 0; i &lt; counters.length; i++) {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or (int j = 0; j &lt; counters[i].length; j++) {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ystem.out.print(String.format("%8d", counters[i][j]));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ystem.out.print("\t");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}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ystem.out.println()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}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ystem.out.println();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/*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/>* Report probabilities.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/>*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or (int i = 0; i &lt; counters.length; i++) {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or (int j = 0; j &lt; counters[i].length; j++) {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ystem.out.print("= " + counters[i][j] + " / " + runs);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ystem.out.print("\t");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}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ystem.out.println()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}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}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ublic static void main(String[] args) {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imulate(1000000000L);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}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0/00/0000</text:date>, <text:time style:data-style-name="N2" text:time-value="18:37:04.18942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2:42:42.590296163</meta:creation-date>
    <meta:generator>LibreOffice/5.1.6.2$MacOSX_X86_64 LibreOffice_project/07ac168c60a517dba0f0d7bc7540f5afa45f0909</meta:generator>
    <dc:date>2017-07-28T19:59:00.351783000</dc:date>
    <meta:editing-duration>PT4H1M35S</meta:editing-duration>
    <meta:editing-cycles>57</meta:editing-cycles>
    <meta:document-statistic meta:table-count="2" meta:cell-count="850" meta:object-count="0"/>
  </office:meta>
</office:document-meta>
</file>